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/>
          <table:table-cell table:formula="of:=IF([.C1]=&quot;call4-mit&quot;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rl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call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ll4-rl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all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mit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all4-mi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r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l-call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2:24:22.635892552</meta:creation-date>
    <dc:date>2018-03-24T12:38:34.057437368</dc:date>
    <meta:editing-duration>PT4M1S</meta:editing-duration>
    <meta:editing-cycles>1</meta:editing-cycles>
    <meta:document-statistic meta:table-count="1" meta:cell-count="3589" meta:object-count="0"/>
    <meta:generator>LibreOffice/5.1.6.2$Linux_X86_64 LibreOffice_project/10m0$Build-2</meta:generator>
  </office:meta>
</office:document-meta>
</file>